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348cm"/>
    </style:style>
    <style:style style:name="gr3" style:family="graphic" style:parent-style-name="standard">
      <style:graphic-properties draw:fill="solid" draw:fill-color="#aea79f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3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66cm" svg:height="4.318cm" svg:x="8.62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6.179cm">
            <draw:text-box>
              <text:p>LP10</text:p>
            </draw:text-box>
          </draw:frame>
        </draw:g>
        <draw:g>
          <draw:custom-shape draw:style-name="gr1" draw:text-style-name="P1" draw:layer="layout" svg:width="7.366cm" svg:height="4.318cm" svg:x="1.127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6.179cm">
            <draw:text-box>
              <text:p>LP09</text:p>
            </draw:text-box>
          </draw:frame>
        </draw:g>
        <draw:g>
          <draw:custom-shape draw:style-name="gr1" draw:text-style-name="P1" draw:layer="layout" svg:width="7.366cm" svg:height="4.318cm" svg:x="8.62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1.734cm">
            <draw:text-box>
              <text:p>LP07</text:p>
            </draw:text-box>
          </draw:frame>
        </draw:g>
        <draw:g>
          <draw:custom-shape draw:style-name="gr1" draw:text-style-name="P1" draw:layer="layout" svg:width="7.366cm" svg:height="4.318cm" svg:x="1.127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734cm">
            <draw:text-box>
              <text:p>LP06</text:p>
            </draw:text-box>
          </draw:frame>
        </draw:g>
        <draw:g>
          <draw:custom-shape draw:style-name="gr1" draw:text-style-name="P1" draw:layer="layout" svg:width="7.366cm" svg:height="4.318cm" svg:x="16.119cm" svg:y="7.25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7cm" svg:y="7.316cm">
            <draw:text-box>
              <text:p>LP05</text:p>
            </draw:text-box>
          </draw:frame>
        </draw:g>
        <draw:g>
          <draw:custom-shape draw:style-name="gr1" draw:text-style-name="P1" draw:layer="layout" svg:width="14.859cm" svg:height="4.318cm" svg:x="1.127cm" svg:y="2.78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134cm" svg:height="1.09cm" svg:x="1.23cm" svg:y="2.844cm">
            <draw:text-box>
              <text:p>LP02</text:p>
            </draw:text-box>
          </draw:frame>
        </draw:g>
        <draw:g>
          <draw:custom-shape draw:style-name="gr3" draw:text-style-name="P1" draw:layer="layout" svg:width="2.54cm" svg:height="1.27cm" svg:x="5.826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72cm" svg:height="0.962cm" svg:x="5.699cm" svg:y="4.434cm">
            <draw:text-box>
              <text:p>05 AMS</text:p>
            </draw:text-box>
          </draw:frame>
        </draw:g>
        <draw:g>
          <draw:custom-shape draw:style-name="gr3" draw:text-style-name="P1" draw:layer="layout" svg:width="2.54cm" svg:height="1.27cm" svg:x="5.82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5.82cm" svg:y="5.885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8.49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8.493cm" svg:y="3.091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8.493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8.366cm" svg:y="4.488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8.493cm" svg:y="5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8.493cm" svg:y="5.885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8.145cm" svg:y="7.4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32cm" svg:y="7.589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8.145cm" svg:y="8.77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032cm" svg:y="8.959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3.159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3.046cm" svg:y="14.775cm">
            <draw:text-box>
              <text:p>13 SPI</text:p>
            </draw:text-box>
          </draw:frame>
        </draw:g>
        <draw:g>
          <draw:custom-shape draw:style-name="gr3" draw:text-style-name="P1" draw:layer="layout" svg:width="2.54cm" svg:height="1.27cm" svg:x="10.63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3.378cm">
            <draw:text-box>
              <text:p>14 SPR</text:p>
            </draw:text-box>
          </draw:frame>
        </draw:g>
        <draw:g>
          <draw:custom-shape draw:style-name="gr3" draw:text-style-name="P1" draw:layer="layout" svg:width="2.54cm" svg:height="1.27cm" svg:x="13.31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3.206cm" svg:y="11.981cm">
            <draw:text-box>
              <text:p>15 SLI</text:p>
            </draw:text-box>
          </draw:frame>
        </draw:g>
        <draw:g>
          <draw:custom-shape draw:style-name="gr3" draw:text-style-name="P1" draw:layer="layout" svg:width="2.54cm" svg:height="1.27cm" svg:x="11.1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1.047cm" svg:y="3.091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0.638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426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23.973cm" svg:y="17.8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23.86cm" svg:y="18.077cm">
            <draw:text-box>
              <text:p>25 NIT</text:p>
            </draw:text-box>
          </draw:frame>
        </draw:g>
        <draw:g>
          <draw:custom-shape draw:style-name="gr3" draw:text-style-name="P1" draw:layer="layout" svg:width="2.54cm" svg:height="1.27cm" svg:x="5.812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99cm" svg:y="16.426cm">
            <draw:text-box>
              <text:p>29 EMG</text:p>
            </draw:text-box>
          </draw:frame>
        </draw:g>
        <draw:g>
          <draw:custom-shape draw:style-name="gr3" draw:text-style-name="P1" draw:layer="layout" svg:width="2.54cm" svg:height="1.27cm" svg:x="5.812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5.699cm" svg:y="17.823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3.16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59cm" svg:y="3.091cm">
            <draw:text-box>
              <text:p>01 FAM</text:p>
            </draw:text-box>
          </draw:frame>
        </draw:g>
        <draw:g>
          <draw:custom-shape draw:style-name="gr3" draw:text-style-name="P1" draw:layer="layout" svg:width="2.54cm" svg:height="1.27cm" svg:x="3.147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4.488cm">
            <draw:text-box>
              <text:p>02 PRE</text:p>
            </draw:text-box>
          </draw:frame>
        </draw:g>
        <draw:g>
          <draw:custom-shape draw:style-name="gr3" draw:text-style-name="P1" draw:layer="layout" svg:width="2.54cm" svg:height="1.27cm" svg:x="3.14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5.885cm">
            <draw:text-box>
              <text:p>03 CTR</text:p>
            </draw:text-box>
          </draw:frame>
        </draw:g>
        <draw:g>
          <draw:custom-shape draw:style-name="gr3" draw:text-style-name="P1" draw:layer="layout" svg:width="2.54cm" svg:height="1.27cm" svg:x="5.83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55cm" svg:height="0.962cm" svg:x="5.826cm" svg:y="3.091cm">
            <draw:text-box>
              <text:p>04 TAX</text:p>
            </draw:text-box>
          </draw:frame>
        </draw:g>
        <draw:g>
          <draw:g>
            <draw:custom-shape draw:style-name="gr1" draw:text-style-name="P1" draw:layer="layout" svg:width="7.366cm" svg:height="4.318cm" svg:x="1.127cm" svg:y="7.228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2.049cm" svg:height="1.09cm" svg:x="1.178cm" svg:y="7.289cm">
              <draw:text-box>
                <text:p>LP03</text:p>
              </draw:text-box>
            </draw:frame>
          </draw:g>
          <draw:g>
            <draw:custom-shape draw:style-name="gr3" draw:text-style-name="P1" draw:layer="layout" svg:width="2.54cm" svg:height="1.27cm" svg:x="3.159cm" svg:y="7.355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31cm" svg:height="0.962cm" svg:x="3.046cm" svg:y="7.536cm">
              <draw:text-box>
                <text:p>16 TOF</text:p>
              </draw:text-box>
            </draw:frame>
          </draw:g>
          <draw:g>
            <draw:custom-shape draw:style-name="gr3" draw:text-style-name="P1" draw:layer="layout" svg:width="2.54cm" svg:height="1.27cm" svg:x="3.159cm" svg:y="8.752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36cm" svg:height="0.962cm" svg:x="3.046cm" svg:y="8.933cm">
              <draw:text-box>
                <text:p>23 NAV</text:p>
              </draw:text-box>
            </draw:frame>
          </draw:g>
          <draw:g>
            <draw:custom-shape draw:style-name="gr3" draw:text-style-name="P1" draw:layer="layout" svg:width="2.54cm" svg:height="1.27cm" svg:x="5.826cm" svg:y="7.355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547cm" svg:height="0.962cm" svg:x="5.819cm" svg:y="7.536cm">
              <draw:text-box>
                <text:p>06 SLF</text:p>
              </draw:text-box>
            </draw:frame>
          </draw:g>
          <draw:g>
            <draw:custom-shape draw:style-name="gr3" draw:text-style-name="P1" draw:layer="layout" svg:width="2.54cm" svg:height="1.27cm" svg:x="5.826cm" svg:y="8.752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14cm" svg:height="0.962cm" svg:x="5.826cm" svg:y="8.933cm">
              <draw:text-box>
                <text:p>07 CLB</text:p>
              </draw:text-box>
            </draw:frame>
          </draw:g>
          <draw:g>
            <draw:custom-shape draw:style-name="gr3" draw:text-style-name="P1" draw:layer="layout" svg:width="2.54cm" svg:height="1.27cm" svg:x="5.826cm" svg:y="10.149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86cm" svg:height="0.962cm" svg:x="5.699cm" svg:y="10.33cm">
              <draw:text-box>
                <text:p>08 DES</text:p>
              </draw:text-box>
            </draw:frame>
          </draw:g>
        </draw:g>
        <draw:g>
          <draw:custom-shape draw:style-name="gr1" draw:text-style-name="P1" draw:layer="layout" svg:width="7.366cm" svg:height="4.318cm" svg:x="8.62cm" svg:y="7.22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7.289cm">
            <draw:text-box>
              <text:p>LP04</text:p>
            </draw:text-box>
          </draw:frame>
        </draw:g>
        <draw:g>
          <draw:custom-shape draw:style-name="gr3" draw:text-style-name="P1" draw:layer="layout" svg:width="2.54cm" svg:height="1.27cm" svg:x="13.319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3.206cm" svg:y="8.933cm">
            <draw:text-box>
              <text:p>10 FRE</text:p>
            </draw:text-box>
          </draw:frame>
        </draw:g>
        <draw:g>
          <draw:custom-shape draw:style-name="gr3" draw:text-style-name="P1" draw:layer="layout" svg:width="2.54cm" svg:height="1.27cm" svg:x="13.305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33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0.539cm" svg:y="7.53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0.652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0.652cm" svg:y="8.933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10.652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0.33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13.319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3.312cm" svg:y="7.536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5.812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14.775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51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8.024cm" svg:y="10.357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3.15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3.046cm" svg:y="11.98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3.159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3.046cm" svg:y="13.378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20.804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91cm" svg:y="10.357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11.98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0.652cm" svg:y="1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0.652cm" svg:y="14.775cm">
            <draw:text-box>
              <text:p>09 TNS</text:p>
            </draw:text-box>
          </draw:frame>
        </draw:g>
        <draw:g>
          <draw:custom-shape draw:style-name="gr1" draw:text-style-name="P1" draw:layer="layout" svg:width="7.366cm" svg:height="4.318cm" svg:x="16.113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64cm" svg:y="11.734cm">
            <draw:text-box>
              <text:p>LP08</text:p>
            </draw:text-box>
          </draw:frame>
        </draw:g>
        <draw:g>
          <draw:custom-shape draw:style-name="gr3" draw:text-style-name="P1" draw:layer="layout" svg:width="2.54cm" svg:height="1.27cm" svg:x="20.81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20.699cm" svg:y="11.981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20.79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20.685cm" svg:y="13.378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20.798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85cm" svg:y="14.775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45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8.032cm" svg:y="11.981cm">
            <draw:text-box>
              <text:p>15 SLI</text:p>
            </draw:text-box>
          </draw:frame>
        </draw:g>
        <draw:g>
          <draw:custom-shape draw:style-name="gr1" draw:text-style-name="P1" draw:layer="layout" svg:width="7.366cm" svg:height="4.318cm" svg:x="16.113cm" svg:y="16.11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049cm" svg:height="2.384cm" svg:x="16.164cm" svg:y="16.179cm">
            <draw:text-box>
              <text:p>LP11</text:p>
              <text:p>SOL</text:p>
            </draw:text-box>
          </draw:frame>
        </draw:g>
        <draw:g>
          <draw:custom-shape draw:style-name="gr3" draw:text-style-name="P1" draw:layer="layout" svg:width="2.54cm" svg:height="1.27cm" svg:x="3.145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3.032cm" svg:y="16.42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3.159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3.046cm" svg:y="17.823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3.145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19.22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31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18cm" svg:y="16.426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6.42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286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73cm" svg:y="17.823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286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9.22cm">
            <draw:text-box>
              <text:p>18 LDG</text:p>
            </draw:text-box>
          </draw:frame>
        </draw:g>
        <draw:frame draw:style-name="gr4" draw:text-style-name="P2" draw:layer="layout" svg:width="13.52cm" svg:height="0.962cm" svg:x="7.407cm" svg:y="1.308cm">
          <draw:text-box>
            <text:p><text:span text:style-name="T1">Competency Training Leading to the First Solo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7.366cm" svg:height="4.318cm" svg:x="1.154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2.855cm">
            <draw:text-box>
              <text:p>LP12</text:p>
            </draw:text-box>
          </draw:frame>
        </draw:g>
        <draw:g>
          <draw:custom-shape draw:style-name="gr3" draw:text-style-name="P1" draw:layer="layout" svg:width="2.54cm" svg:height="1.27cm" svg:x="5.853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5.726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5.839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5.896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2.855cm">
            <draw:text-box>
              <text:p>LP13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27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1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13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2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313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cm" svg:y="5.89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3.10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7.3cm">
            <draw:text-box>
              <text:p>LP14</text:p>
            </draw:text-box>
          </draw:frame>
        </draw:g>
        <draw:g>
          <draw:custom-shape draw:style-name="gr3" draw:text-style-name="P1" draw:layer="layout" svg:width="2.54cm" svg:height="1.27cm" svg:x="5.853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8.944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7.3cm">
            <draw:text-box>
              <text:p>LP15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46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8.944cm">
            <draw:text-box>
              <text:p>18 LDG</text:p>
            </draw:text-box>
          </draw:frame>
        </draw:g>
        <draw:frame draw:style-name="gr4" draw:layer="layout" svg:width="9.388cm" svg:height="1.673cm" svg:x="16.15cm" svg:y="2.794cm">
          <draw:text-box>
            <text:p>Normal Take-Offs and Landings</text:p>
            <text:p>Circuits</text:p>
          </draw:text-box>
        </draw:frame>
        <draw:frame draw:style-name="gr4" draw:layer="layout" svg:width="10.446cm" svg:height="0.962cm" svg:x="16.15cm" svg:y="7.239cm">
          <draw:text-box>
            <text:p>Short-Field Take-Offs and Landings</text:p>
          </draw:text-box>
        </draw:frame>
        <draw:g>
          <draw:custom-shape draw:style-name="gr1" draw:text-style-name="P1" draw:layer="layout" svg:width="7.366cm" svg:height="4.318cm" svg:x="1.154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1.745cm">
            <draw:text-box>
              <text:p>LP16</text:p>
            </draw:text-box>
          </draw:frame>
        </draw:g>
        <draw:g>
          <draw:custom-shape draw:style-name="gr1" draw:text-style-name="P1" draw:layer="layout" svg:width="7.366cm" svg:height="4.318cm" svg:x="8.647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1.745cm">
            <draw:text-box>
              <text:p>LP17</text:p>
              <text:p>SOL</text:p>
            </draw:text-box>
          </draw:frame>
        </draw:g>
        <draw:frame draw:style-name="gr4" draw:layer="layout" svg:width="10.061cm" svg:height="0.962cm" svg:x="16.14cm" svg:y="11.684cm">
          <draw:text-box>
            <text:p>Soft-Field Take-Offs and Landings</text:p>
          </draw:text-box>
        </draw:frame>
        <draw:g>
          <draw:custom-shape draw:style-name="gr3" draw:text-style-name="P1" draw:layer="layout" svg:width="2.54cm" svg:height="1.27cm" svg:x="5.853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7.54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65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1.99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6.19cm">
            <draw:text-box>
              <text:p>LP18</text:p>
            </draw:text-box>
          </draw:frame>
        </draw:g>
        <draw:g>
          <draw:custom-shape draw:style-name="gr1" draw:text-style-name="P1" draw:layer="layout" svg:width="7.366cm" svg:height="4.318cm" svg:x="8.647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6.19cm">
            <draw:text-box>
              <text:p>LP19</text:p>
              <text:p>SOL</text:p>
            </draw:text-box>
          </draw:frame>
        </draw:g>
        <draw:g>
          <draw:custom-shape draw:style-name="gr3" draw:text-style-name="P1" draw:layer="layout" svg:width="2.54cm" svg:height="1.27cm" svg:x="5.853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65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6.437cm">
            <draw:text-box>
              <text:p>19 SOL</text:p>
            </draw:text-box>
          </draw:frame>
        </draw:g>
        <draw:frame draw:style-name="gr4" draw:layer="layout" svg:width="10.658cm" svg:height="0.962cm" svg:x="16.14cm" svg:y="16.183cm">
          <draw:text-box>
            <text:p>Cross-Wind Take-Offs and Landings</text:p>
          </draw:text-box>
        </draw:frame>
        <draw:frame draw:style-name="gr4" draw:text-style-name="P2" draw:layer="layout" svg:width="17.241cm" svg:height="0.962cm" svg:x="7.407cm" svg:y="1.308cm">
          <draw:text-box>
            <text:p><text:span text:style-name="T1">Competency Training for Advanced Take-Offs and Landings</text:span></text:p>
          </draw:text-box>
        </draw:frame>
      </draw:page>
      <draw:page draw:name="page3" draw:style-name="dp1" draw:master-page-name="Default">
        <draw:g>
          <draw:custom-shape draw:style-name="gr1" draw:text-style-name="P1" draw:layer="layout" svg:width="7.366cm" svg:height="4.318cm" svg:x="1.127cm" svg:y="2.52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2.585cm">
            <draw:text-box>
              <text:p>LP20</text:p>
            </draw:text-box>
          </draw:frame>
        </draw:g>
        <draw:frame draw:style-name="gr7" draw:text-style-name="P2" draw:layer="layout" svg:width="13.867cm" svg:height="0.962cm" svg:x="7.972cm" svg:y="1.254cm">
          <draw:text-box>
            <text:p><text:span text:style-name="T1">Competency Training Leading to Cross-Country</text:span></text:p>
          </draw:text-box>
        </draw:frame>
        <draw:g>
          <draw:custom-shape draw:style-name="gr1" draw:text-style-name="P1" draw:layer="layout" svg:width="7.366cm" svg:height="4.318cm" svg:x="8.62cm" svg:y="2.52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2.585cm">
            <draw:text-box>
              <text:p>LP21</text:p>
              <text:p>SOL</text:p>
            </draw:text-box>
          </draw:frame>
        </draw:g>
        <draw:g>
          <draw:custom-shape draw:style-name="gr3" draw:text-style-name="P1" draw:layer="layout" svg:width="2.54cm" svg:height="1.27cm" svg:x="5.812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2.832cm">
            <draw:text-box>
              <text:p>22 FRC</text:p>
            </draw:text-box>
          </draw:frame>
        </draw:g>
        <draw:frame draw:style-name="gr4" draw:layer="layout" svg:width="9.773cm" svg:height="0.962cm" svg:x="16.15cm" svg:y="2.795cm">
          <draw:text-box>
            <text:p>First Solo away from Home Base</text:p>
          </draw:text-box>
        </draw:frame>
        <draw:g>
          <draw:custom-shape draw:style-name="gr3" draw:text-style-name="P1" draw:layer="layout" svg:width="2.54cm" svg:height="1.27cm" svg:x="10.652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2.832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19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06cm" svg:y="2.83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05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92cm" svg:y="4.22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305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5.62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4.229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24.3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24.3cm" svg:y="4.229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6.367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6.254cm" svg:y="5.626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9.02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907cm" svg:y="5.626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19.034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9.034cm" svg:y="4.229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21.682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1.555cm" svg:y="4.229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16.367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6.36cm" svg:y="4.229cm">
            <draw:text-box>
              <text:p>06 SLF</text:p>
            </draw:text-box>
          </draw:frame>
        </draw:g>
        <draw:frame draw:style-name="gr4" draw:layer="layout" svg:width="4.27cm" svg:height="0.962cm" svg:x="21.701cm" svg:y="5.572cm">
          <draw:text-box>
            <text:p>Practice Area</text:p>
          </draw:text-box>
        </draw:frame>
        <draw:g>
          <draw:custom-shape draw:style-name="gr1" draw:text-style-name="P1" draw:layer="layout" svg:width="7.366cm" svg:height="4.318cm" svg:x="1.127cm" svg:y="6.96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7.03cm">
            <draw:text-box>
              <text:p>LP22</text:p>
            </draw:text-box>
          </draw:frame>
        </draw:g>
        <draw:g>
          <draw:custom-shape draw:style-name="gr1" draw:text-style-name="P1" draw:layer="layout" svg:width="7.366cm" svg:height="4.318cm" svg:x="8.62cm" svg:y="6.96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7.03cm">
            <draw:text-box>
              <text:p>LP23</text:p>
              <text:p>SOL</text:p>
            </draw:text-box>
          </draw:frame>
        </draw:g>
        <draw:frame draw:style-name="gr4" draw:layer="layout" svg:width="10.044cm" svg:height="1.673cm" svg:x="16.24cm" svg:y="6.969cm">
          <draw:text-box>
            <text:p>Solo Practice improving Accuracy</text:p>
            <text:p>and Coordination (Exercise Cont.)</text:p>
          </draw:text-box>
        </draw:frame>
        <draw:g>
          <draw:custom-shape draw:style-name="gr3" draw:text-style-name="P1" draw:layer="layout" svg:width="2.54cm" svg:height="1.27cm" svg:x="5.812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5.699cm" svg:y="7.277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5.826cm" svg:y="8.49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5.713cm" svg:y="8.674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5.826cm" svg:y="9.8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5.713cm" svg:y="10.071cm">
            <draw:text-box>
              <text:p>13 SPI</text:p>
            </draw:text-box>
          </draw:frame>
        </draw:g>
        <draw:g>
          <draw:custom-shape draw:style-name="gr3" draw:text-style-name="P1" draw:layer="layout" svg:width="2.54cm" svg:height="1.27cm" svg:x="3.145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7.277cm">
            <draw:text-box>
              <text:p>22 FRC</text:p>
            </draw:text-box>
          </draw:frame>
        </draw:g>
        <draw:g>
          <draw:custom-shape draw:style-name="gr3" draw:text-style-name="P1" draw:layer="layout" svg:width="2.54cm" svg:height="1.27cm" svg:x="10.652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7.27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19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06cm" svg:y="7.27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05cm" svg:y="9.8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071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8.49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8.674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16.367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6.367cm" svg:y="8.801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9.034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921cm" svg:y="8.801cm">
            <draw:text-box>
              <text:p>10 FRE</text:p>
            </draw:text-box>
          </draw:frame>
        </draw:g>
        <draw:g>
          <draw:custom-shape draw:style-name="gr3" draw:text-style-name="P1" draw:layer="layout" svg:width="2.54cm" svg:height="1.27cm" svg:x="21.701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21.588cm" svg:y="8.80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24.354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24.241cm" svg:y="8.801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16.367cm" svg:y="10.01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6.254cm" svg:y="10.198cm">
            <draw:text-box>
              <text:p>15 SLI</text:p>
            </draw:text-box>
          </draw:frame>
        </draw:g>
        <draw:frame draw:style-name="gr4" draw:layer="layout" svg:width="4.27cm" svg:height="0.962cm" svg:x="21.749cm" svg:y="10.198cm">
          <draw:text-box>
            <text:p>Practice Area</text:p>
          </draw:text-box>
        </draw:frame>
        <draw:g>
          <draw:custom-shape draw:style-name="gr1" draw:text-style-name="P1" draw:layer="layout" svg:width="7.366cm" svg:height="4.318cm" svg:x="1.127cm" svg:y="11.41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475cm">
            <draw:text-box>
              <text:p>LP24</text:p>
            </draw:text-box>
          </draw:frame>
        </draw:g>
        <draw:g>
          <draw:custom-shape draw:style-name="gr1" draw:text-style-name="P1" draw:layer="layout" svg:width="7.366cm" svg:height="4.318cm" svg:x="8.62cm" svg:y="11.41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11.475cm">
            <draw:text-box>
              <text:p>LP25</text:p>
              <text:p>SOL</text:p>
            </draw:text-box>
          </draw:frame>
        </draw:g>
        <draw:g>
          <draw:custom-shape draw:style-name="gr3" draw:text-style-name="P1" draw:layer="layout" svg:width="2.54cm" svg:height="1.27cm" svg:x="5.812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69cm" svg:height="0.962cm" svg:x="5.699cm" svg:y="11.722cm">
            <draw:text-box>
              <text:p>20 ILU</text:p>
            </draw:text-box>
          </draw:frame>
        </draw:g>
        <draw:g>
          <draw:custom-shape draw:style-name="gr3" draw:text-style-name="P1" draw:layer="layout" svg:width="2.54cm" svg:height="1.27cm" svg:x="5.81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5.699cm" svg:y="13.119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5.812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5.699cm" svg:y="14.516cm">
            <draw:text-box>
              <text:p>24 IFR</text:p>
            </draw:text-box>
          </draw:frame>
        </draw:g>
        <draw:g>
          <draw:custom-shape draw:style-name="gr3" draw:text-style-name="P1" draw:layer="layout" svg:width="2.54cm" svg:height="1.27cm" svg:x="10.633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cm" svg:y="11.722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1.72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286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4.51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33cm" svg:y="12.93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06cm" svg:y="13.119cm">
            <draw:text-box>
              <text:p>23 NAV</text:p>
            </draw:text-box>
          </draw:frame>
        </draw:g>
        <draw:frame draw:style-name="gr4" draw:layer="layout" svg:width="10.044cm" svg:height="1.673cm" svg:x="16.24cm" svg:y="11.519cm">
          <draw:text-box>
            <text:p>Solo Practice improving Accuracy</text:p>
            <text:p>and Coordination (Exercise Cont.)</text:p>
          </draw:text-box>
        </draw:frame>
        <draw:g>
          <draw:custom-shape draw:style-name="gr3" draw:text-style-name="P1" draw:layer="layout" svg:width="2.54cm" svg:height="1.27cm" svg:x="16.394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6.394cm" svg:y="13.246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21.634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21.521cm" svg:y="13.246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19.02cm" svg:y="13.06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8.907cm" svg:y="13.246cm">
            <draw:text-box>
              <text:p>22 FRC</text:p>
            </draw:text-box>
          </draw:frame>
        </draw:g>
        <draw:g>
          <draw:custom-shape draw:style-name="gr1" draw:text-style-name="P1" draw:layer="layout" svg:width="7.366cm" svg:height="4.318cm" svg:x="1.127cm" svg:y="15.85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5.92cm">
            <draw:text-box>
              <text:p>LP26</text:p>
            </draw:text-box>
          </draw:frame>
        </draw:g>
        <draw:g>
          <draw:custom-shape draw:style-name="gr1" draw:text-style-name="P1" draw:layer="layout" svg:width="7.366cm" svg:height="4.318cm" svg:x="8.62cm" svg:y="15.85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15.92cm">
            <draw:text-box>
              <text:p>LP27</text:p>
              <text:p>SOL</text:p>
            </draw:text-box>
          </draw:frame>
        </draw:g>
        <draw:g>
          <draw:custom-shape draw:style-name="gr3" draw:text-style-name="P1" draw:layer="layout" svg:width="2.54cm" svg:height="1.27cm" svg:x="3.159cm" svg:y="15.98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3.032cm" svg:y="16.167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5.81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5.699cm" svg:y="16.167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5.776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63cm" svg:y="17.564cm">
            <draw:text-box>
              <text:p>29 EMG</text:p>
            </draw:text-box>
          </draw:frame>
        </draw:g>
        <draw:frame draw:style-name="gr4" draw:layer="layout" svg:width="7.445cm" svg:height="0.962cm" svg:x="16.113cm" svg:y="15.964cm">
          <draw:text-box>
            <text:p>First Solo Cross-Country</text:p>
          </draw:text-box>
        </draw:frame>
        <draw:g>
          <draw:custom-shape draw:style-name="gr3" draw:text-style-name="P1" draw:layer="layout" svg:width="2.54cm" svg:height="1.27cm" svg:x="10.638cm" svg:y="15.98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16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52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17.564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13.305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72cm" svg:height="0.962cm" svg:x="13.192cm" svg:y="16.167cm">
            <draw:text-box>
              <text:p>21 PRC</text:p>
            </draw:text-box>
          </draw:frame>
        </draw:g>
      </draw:page>
      <draw:page draw:name="page4" draw:style-name="dp1" draw:master-page-name="Default">
        <draw:frame draw:style-name="gr7" draw:text-style-name="P2" draw:layer="layout" svg:width="12.106cm" svg:height="0.962cm" svg:x="7.973cm" svg:y="1.254cm">
          <draw:text-box>
            <text:p><text:span text:style-name="T1">Flight Test Preparation and Flight 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1:11:57.988269622</meta:creation-date>
    <dc:date>2015-09-10T17:20:01.208308017</dc:date>
    <meta:editing-duration>P1DT20H15M20S</meta:editing-duration>
    <meta:editing-cycles>68</meta:editing-cycles>
    <meta:generator>LibreOffice/4.2.8.2$Linux_X86_64 LibreOffice_project/420m0$Build-2</meta:generator>
    <meta:document-statistic meta:object-count="426"/>
  </office:meta>
</office:document-meta>
</file>